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may-break-between-rows="false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text-properties style:use-window-font-color="true" fo:font-weight="bold" style:font-weight-asian="bold" style:font-weight-complex="bold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Tahoma" fo:font-weight="bold" style:font-weight-asian="bold" style:font-weight-complex="bold"/>
    </style:style>
    <style:style style:name="P7" style:family="paragraph" style:parent-style-name="Standard2">
      <style:text-properties fo:font-weight="bold" style:font-weight-asian="bold" style:font-weight-complex="bold"/>
    </style:style>
    <style:style style:name="P8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01821416" text:id="ct201821416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201195728" text:id="ct201195728">
          <text:insertion>
            <office:change-info>
              <dc:creator>Gauthier Bastien</dc:creator>
              <dc:date>2014-12-23T10:23:00</dc:date>
            </office:change-info>
          </text:insertion>
        </text:changed-region>
        <text:changed-region xml:id="ct202689208" text:id="ct202689208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175707640" text:id="ct175707640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201946720" text:id="ct201946720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202003608" text:id="ct202003608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201972576" text:id="ct20197257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201387112" text:id="ct201387112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201987312" text:id="ct20198731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1946264" text:id="ct20194626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1841296" text:id="ct20184129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1768264" text:id="ct20176826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1841528" text:id="ct20184152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2479928" text:id="ct202479928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202736544" text:id="ct20273654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1975280" text:id="ct201975280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202779432" text:id="ct202779432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202700288" text:id="ct202700288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éance du <text:change-start text:change-id="ct201821416"/>self.Title()<text:change-end text:change-id="ct201821416"/><text:span text:style-name="T1"><text:line-break/></text:span></text:p>
      <text:p text:style-name="P2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3">Le <text:change-start text:change-id="ct201195728"/>meetingConfig.Title()<text:change-end text:change-id="ct201195728"/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ignore_review_states=[], late=False)))</text:p></office:annotation><text:change-start text:change-id="ct202689208"/><text:span text:style-name="T2">self.getFirstItemNumber()+item[0]</text:span><text:change-end text:change-id="ct202689208"/></text:p>
          </table:table-cell>
          <table:table-cell table:style-name="Tableau3.B1" office:value-type="string">
            <text:p text:style-name="P5"><text:change-start text:change-id="ct175707640"/>item[1].Title()<text:change-end text:change-id="ct175707640"/></text:p>
            <text:p text:style-name="Table_20_Contents"><office:annotation><dc:date>2008-08-18T00:00:00</dc:date><text:p>do text if self.adapted().isDecided()</text:p><text:p>from xhtml(item[1].getDeliberation())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0"><text:span text:style-name="T7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0"><text:span text:style-name="T7">do text if item[1].getObservations()</text:span></text:p><text:p text:style-name="P10"><text:span text:style-name="T7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late=True,itemUids=itemUids, ignore_review_states=[])))</text:p></office:annotation><text:change-start text:change-id="ct201946720"/><text:span text:style-name="T2">self.getFirstItemNumber()+len(self.adapted().getPrintableItems(itemUids=itemUids, ignore_review_states=['delayed', ]))+ite</text:span><text:soft-page-break/><text:span text:style-name="T2">m[0]</text:span><text:change-end text:change-id="ct201946720"/></text:p>
          </table:table-cell>
          <table:table-cell table:style-name="Tableau2.A1" office:value-type="string">
            <text:p text:style-name="P6"><text:change-start text:change-id="ct202003608"/>item[1].Title()<text:change-end text:change-id="ct202003608"/></text:p>
            <text:p text:style-name="P4"><office:annotation><dc:date>2008-08-18T00:00:00</dc:date><text:p>do text if self.adapted().isDecided()</text:p><text:p>from xhtml(item[1].getDeliberation())</text:p></office:annotation>Decision</text:p>
            <text:p text:style-name="P4"><text:span text:style-name="T3"><text:line-break/></text:span><text:span text:style-name="T3"><office:annotation><dc:creator>Gauthier Bastien</dc:creator><dc:date>2011-03-09T10:36:11</dc:date><text:p text:style-name="P10"><text:span text:style-name="T7">do text if item[1].getObservations()</text:span></text:p></office:annotation></text:span><text:span text:style-name="T3">Interventions :</text:span></text:p>
            <text:p text:style-name="P4"><text:span text:style-name="T3"><office:annotation><dc:creator>Gauthier Bastien</dc:creator><dc:date>2011-03-09T10:36:11</dc:date><text:p text:style-name="P10"><text:span text:style-name="T7">do text if item[1].getObservations()</text:span></text:p><text:p text:style-name="P10"><text:span text:style-name="T7">from xhtml(item[1].getObservations(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mParaKeepWithNext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office:annotation><dc:creator>Gauthier Bastien</dc:creator><dc:date>2013-01-17T14:54:09</dc:date><text:p text:style-name="P10"><text:span text:style-name="T6">do text if self.getSignatures()</text:span></text:p></office:annotation><text:change-start text:change-id="ct201972576"/>self.getSignatures().split('\n')[0]<text:change-end text:change-id="ct201972576"/></text:p>
            <text:p text:style-name="P7"><office:annotation><dc:creator>Gauthier Bastien</dc:creator><dc:date>2013-01-17T15:13:33</dc:date><text:p text:style-name="P10"><text:span text:style-name="T5">do text if not self.getSignatures()</text:span></text:p></office:annotation><text:change-start text:change-id="ct201387112"/>self.getSignatories(theObjects=True)[1].getGender()=='m' and 'Le' or 'La'<text:change-end text:change-id="ct201387112"/> <office:annotation><dc:creator>Gauthier Bastien</dc:creator><dc:date>2013-01-17T15:13:33</dc:date><text:p text:style-name="P10"><text:span text:style-name="T5">do text if not self.getSignatures()</text:span></text:p></office:annotation><text:change-start text:change-id="ct201987312"/>self.getSignatories(theObjects=True)[1].getDuty()<text:change-end text:change-id="ct201987312"/></text:p>
          </table:table-cell>
          <table:table-cell table:style-name="Tableau1.A1" office:value-type="string">
            <text:p text:style-name="P8"><office:annotation><dc:creator>Gauthier Bastien</dc:creator><dc:date>2013-01-17T14:54:09</dc:date><text:p text:style-name="P10"><text:span text:style-name="T5">do text if self.getSignatures()</text:span></text:p></office:annotation><text:change-start text:change-id="ct201946264"/>self.getSignatures().split('\n')[2]<text:change-end text:change-id="ct201946264"/></text:p>
            <text:p text:style-name="P8"><office:annotation><dc:creator>Gauthier Bastien</dc:creator><dc:date>2013-01-17T15:13:33</dc:date><text:p text:style-name="P10"><text:span text:style-name="T5">do text if not self.getSignatures()</text:span></text:p></office:annotation><text:change-start text:change-id="ct201841296"/>self.getSignatories(theObjects=True)[0].getGender()=='m' and 'Le' or 'La'<text:change-end text:change-id="ct201841296"/> <office:annotation><dc:creator>Gauthier Bastien</dc:creator><dc:date>2013-01-17T15:13:33</dc:date><text:p text:style-name="P10"><text:span text:style-name="T5">do text if not self.getSignatures()</text:span></text:p></office:annotation><text:change-start text:change-id="ct201768264"/>self.getSignatories(theObjects=True)[0].getDuty()<text:change-end text:change-id="ct201768264"/></text:p>
          </table:table-cell>
        </table:table-row>
        <table:table-row>
          <table:table-cell table:style-name="Tableau1.A1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7"><text:change-start text:change-id="ct201841528"/><office:annotation><dc:creator>Gauthier Bastien</dc:creator><dc:date>2013-01-17T14:54:09</dc:date><text:p text:style-name="P10"><text:span text:style-name="T6">do text if self.getSignatures()</text:span></text:p></office:annotation><text:change-end text:change-id="ct201841528"/><text:change-start text:change-id="ct202479928"/>self.getSignatures().split('\n')[1]<text:change-end text:change-id="ct202479928"/></text:p>
            <text:p text:style-name="P7"><office:annotation><dc:creator>Gauthier Bastien</dc:creator><dc:date>2013-01-17T15:13:33</dc:date><text:p text:style-name="P10"><text:span text:style-name="T5">do text if not self.getSignatures()</text:span></text:p></office:annotation><text:change-start text:change-id="ct202736544"/>self.getSignatories(theObjects=True)[1].Title()<text:change-end text:change-id="ct202736544"/></text:p>
          </table:table-cell>
          <table:table-cell table:style-name="Tableau1.A1" office:value-type="string">
            <text:p text:style-name="P8"><text:change-start text:change-id="ct201975280"/><office:annotation><dc:creator>Gauthier Bastien</dc:creator><dc:date>2013-01-17T14:54:09</dc:date><text:p text:style-name="P10"><text:span text:style-name="T6">do text if self.getSignatures()</text:span></text:p></office:annotation><text:change-end text:change-id="ct201975280"/><text:change-start text:change-id="ct202779432"/>self.getSignatures().split('\n')[3]<text:change-end text:change-id="ct202779432"/></text:p>
            <text:p text:style-name="P8"><office:annotation><dc:creator>Gauthier Bastien</dc:creator><dc:date>2013-01-17T15:13:33</dc:date><text:p text:style-name="P10"><text:span text:style-name="T5">do text if not self.getSignatures()</text:span></text:p></office:annotation><text:change-start text:change-id="ct202700288"/>self.getSignatories(theObjects=True)[0].Title()<text:change-end text:change-id="ct20270028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5T15:50:35</meta:creation-date>
    <dc:language>fr-BE</dc:language>
    <meta:editing-cycles>23</meta:editing-cycles>
    <meta:editing-duration>PT17M1S</meta:editing-duration>
    <meta:initial-creator>Gauthier Bastien</meta:initial-creator>
    <dc:date>2015-06-30T10:53:18</dc:date>
    <dc:creator>Gauthier Bastien</dc:creator>
    <meta:document-statistic meta:table-count="3" meta:image-count="0" meta:object-count="0" meta:page-count="2" meta:paragraph-count="23" meta:word-count="69" meta:character-count="865" meta:non-whitespace-character-count="834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